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4000000C02DE81A1EA10C69B0.png" manifest:media-type="image/png"/>
  <manifest:file-entry manifest:full-path="Pictures/10000000000004A6000000C0B7E3A64AE93D89EE.png" manifest:media-type="image/png"/>
  <manifest:file-entry manifest:full-path="Pictures/10000000000004A7000000C32E3E1B6933F59719.png" manifest:media-type="image/png"/>
  <manifest:file-entry manifest:full-path="Pictures/10000000000004A4000000EF8113E0C8192096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f5f" officeooo:paragraph-rsid="00105f5f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javascript:ST(7471,7472)" text:style-name="Internet_20_link" text:visited-style-name="Visited_20_Internet_20_Link"><text:span text:style-name="T2">ST-2315</text:span></text:a><text:a xlink:type="simple" xlink:href="javascript:ST(7471,7472)" text:style-name="Internet_20_link" text:visited-style-name="Visited_20_Internet_20_Link"><text:span text:style-name="T1">:EXP_MOV_MAT_RF17/18/19_12</text:span></text:a> </text:p>
      <text:p text:style-name="Standard"><draw:frame draw:style-name="fr1" draw:name="Figura1" text:anchor-type="paragraph" svg:x="0cm" svg:y="0.36cm" svg:width="17cm" svg:height="2.746cm" draw:z-index="0"><draw:image xlink:href="Pictures/10000000000004A4000000C02DE81A1EA10C69B0.png" xlink:type="simple" xlink:show="embed" xlink:actuate="onLoad"/></draw:frame></text:p>
      <text:p text:style-name="Standard"><draw:frame draw:style-name="fr2" draw:name="Figura2" text:anchor-type="paragraph" svg:width="17cm" svg:height="2.743cm" draw:z-index="1"><draw:image xlink:href="Pictures/10000000000004A6000000C0B7E3A64AE93D89EE.png" xlink:type="simple" xlink:show="embed" xlink:actuate="onLoad"/></draw:frame></text:p>
      <text:p text:style-name="P1"><draw:frame draw:style-name="fr2" draw:name="Figura3" text:anchor-type="paragraph" svg:width="17cm" svg:height="2.783cm" draw:z-index="2"><draw:image xlink:href="Pictures/10000000000004A7000000C32E3E1B6933F59719.png" xlink:type="simple" xlink:show="embed" xlink:actuate="onLoad"/></draw:frame></text:p>
      <text:p text:style-name="P1"><draw:frame draw:style-name="fr2" draw:name="Figura4" text:anchor-type="paragraph" svg:width="17cm" svg:height="3.418cm" draw:z-index="3"><draw:image xlink:href="Pictures/10000000000004A4000000EF8113E0C8192096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24:35.763000000</meta:creation-date>
    <dc:date>2018-04-03T09:28:19.766000000</dc:date>
    <meta:editing-duration>PT3M2S</meta:editing-duration>
    <meta:editing-cycles>1</meta:editing-cycles>
    <meta:document-statistic meta:table-count="0" meta:image-count="4" meta:object-count="0" meta:page-count="1" meta:paragraph-count="1" meta:word-count="1" meta:character-count="34" meta:non-whitespace-character-count="33"/>
    <meta:generator>LibreOffice/5.3.1.2$Windows_X86_64 LibreOffice_project/e80a0e0fd1875e1696614d24c32df0f95f03deb2</meta:generator>
  </office:meta>
</office:document-meta>
</file>